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212e4a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273c90" officeooo:paragraph-rsid="00273c9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8" style:family="paragraph" style:parent-style-name="Standard"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4" style:family="paragraph" style:parent-style-name="Standard">
      <style:text-properties style:font-name="DejaVu Sans" fo:font-size="14pt" fo:language="ru" fo:country="RU" fo:font-weight="normal" officeooo:rsid="00212e4a" officeooo:paragraph-rsid="00200de2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text-properties style:font-name="DejaVu Sans" fo:font-size="14pt" fo:language="ru" fo:country="RU" fo:font-weight="normal" officeooo:rsid="00273c90" officeooo:paragraph-rsid="00273c90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fo:language="ru" fo:country="RU" fo:font-weight="normal" officeooo:rsid="00275697" officeooo:paragraph-rsid="00275697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text-properties style:font-name="DejaVu Sans" fo:font-size="14pt" fo:language="ru" fo:country="RU" fo:font-weight="normal" officeooo:rsid="002873ea" officeooo:paragraph-rsid="002873ea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>
      <style:text-properties fo:color="#000000" style:font-name="DejaVu Sans" fo:font-size="14pt" fo:language="ru" fo:country="RU" fo:font-weight="normal" officeooo:rsid="00212e4a" officeooo:paragraph-rsid="002873ea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73c90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12e4a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officeooo:rsid="00212e4a"/>
    </style:style>
    <style:style style:name="T17" style:family="text">
      <style:text-properties officeooo:rsid="00287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7">Отделение интеллектуальных кибернетических систем</text:p>
      <text:p text:style-name="P9"/>
      <text:p text:style-name="P9"/>
      <text:p text:style-name="P10"><text:span text:style-name="T13">Лабораторная работа №</text:span><text:span text:style-name="T1">3</text:span></text:p>
      <text:p text:style-name="P10">по курсу «<text:span text:style-name="T5">Нереляционные базы данных</text:span>»</text:p>
      <text:p text:style-name="P10"><text:span text:style-name="T11"><text:s/></text:span><text:span text:style-name="T2">В</text:span><text:span text:style-name="T3">ариант №</text:span><text:span text:style-name="T4">4 — города мира</text:span><text:span text:style-name="T3">.</text:span></text:p>
      <text:p text:style-name="P10"/>
      <text:p text:style-name="P10"/>
      <text:p text:style-name="P10"/>
      <text:p text:style-name="P10"/>
      <text:p text:style-name="P10"/>
      <text:p text:style-name="P8">Подписи:</text:p>
      <text:p text:style-name="P12">Исполнитель</text:p>
      <text:p text:style-name="P12">студент гр. ИС-Б<text:span text:style-name="T12">17</text:span><text:tab/> <text:s text:c="2"/>__________________<text:tab/> <text:s text:c="5"/>В. Ю. Петренко</text:p>
      <text:p text:style-name="P12"/>
      <text:p text:style-name="P12">Принял</text:p>
      <text:p text:style-name="P12"><text:span text:style-name="T6"><text:s/>к.т.н. <text:tab/><text:tab/><text:tab/><text:tab/> <text:s text:c="2"/></text:span>__________________ <text:s text:c="5"/><text:span text:style-name="T14">С. В. Грицюк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Обнинск, <text:span text:style-name="T12">2020</text:span></text:p>
      <text:p text:style-name="P4"><text:soft-page-break/>Задание:</text:p>
      <text:p text:style-name="P5">Develop a program for extracting and cleaning data in the Scala language for a given task (your variant number) according to the plan from Practice No2. Extract the data and save as files (JSON-format) to some directory. </text:p>
      <text:p text:style-name="P5"/>
      <text:p text:style-name="P6">Исходный код: <text:a xlink:type="simple" xlink:href="https://github.com/ikherty/scala_mongodb" text:style-name="Internet_20_link" text:visited-style-name="Visited_20_Internet_20_Link">https://github.com/ikherty/scala_mongodb</text:a></text:p>
      <text:p text:style-name="P6"/>
      <text:p text:style-name="P16">Для разработки использовалась среда intellij idea.</text:p>
      <text:p text:style-name="P16">В pom файле прописала зависимости для использования библиотек jsoup, <text:span text:style-name="T16">json4s.</text:span></text:p>
      <text:p text:style-name="P16">Создала класс InfoCities, где прописала атрибуты таблицы, методы для преобразования строковых данных по численности в целочисленные значения (путем удаления запятых, точек и пробелов, и возвращения преобразования в Int), и метод для возвращения json об<text:span text:style-name="T17">ъектов.</text:span></text:p>
      <text:p text:style-name="P16"/>
      <text:p text:style-name="P16">Создала класс ParseHelper, где добавила метод для получения данных из таблицы с html страницы:</text:p>
      <text:p text:style-name="P17">с указанного сайта по тегам начала и конца таблицы определила зону для обработки, первую строку пропустила, так как в ней хранятся заголовки столбков. Считывала строки и по тегам td вынимала столбцы. В объект класса InfoCities помещала данные полученные, и каждый объект помещала в массив.</text:p>
      <text:p text:style-name="P16">def getInfoCities(): Array[InfoCities] = {</text:p>
      <text:p text:style-name="P16"><text:s text:c="4"/>val content = getPageContent(url = "http://www.citymayors.com/statistics/largest-cities-country-by-country.html")</text:p>
      <text:p text:style-name="P16"><text:s text:c="4"/>val table = textBetween(content = content,</text:p>
      <text:p text:style-name="P16"><text:s text:c="6"/>start = "&lt;table width=\"515\" border=\"1\" cellspacing=\"2\" cellpadding=\"0\"&gt;",</text:p>
      <text:p text:style-name="P16"><text:s text:c="6"/>end = "&lt;/table&gt;")</text:p>
      <text:p text:style-name="P16"><text:soft-page-break/><text:s text:c="4"/>//-------------------------------------------</text:p>
      <text:p text:style-name="P16"><text:s text:c="4"/>val parsedTable = Jsoup.parse(table)</text:p>
      <text:p text:style-name="P16"><text:s text:c="4"/>val rows = parsedTable.select("tr") // get elements (collection as array) consist of rows body table</text:p>
      <text:p text:style-name="P16"><text:s text:c="4"/>val infoCitiesArray = new ArrayBuffer[InfoCities]</text:p>
      <text:p text:style-name="P16"><text:s text:c="4"/>for (i &lt;- 1 until rows.size()) {</text:p>
      <text:p text:style-name="P16"><text:s text:c="6"/>val row = rows.get(i)</text:p>
      <text:p text:style-name="P16"><text:s text:c="6"/>val cols = row.select("td") // get all column in row</text:p>
      <text:p text:style-name="P16"><text:s text:c="6"/>val InfoCities = new InfoCities(</text:p>
      <text:p text:style-name="P16"><text:s text:c="8"/>worldRank = cols.get(0).text(),</text:p>
      <text:p text:style-name="P16"><text:s text:c="8"/>city = cols.get(1).text(),</text:p>
      <text:p text:style-name="P16"><text:s text:c="8"/>country = cols.get(2).text(),</text:p>
      <text:p text:style-name="P16"><text:s text:c="8"/>population = cols.get(3).text(),</text:p>
      <text:p text:style-name="P16"><text:s text:c="8"/>metroPopulation = cols.get(4).text()</text:p>
      <text:p text:style-name="P16"><text:s text:c="6"/>)</text:p>
      <text:p text:style-name="P16"><text:s text:c="6"/>infoCitiesArray += InfoCities</text:p>
      <text:p text:style-name="P16"><text:s text:c="4"/>}</text:p>
      <text:p text:style-name="P16"><text:s text:c="4"/>infoCitiesArray.toArray</text:p>
      <text:p text:style-name="P16"><text:s text:c="2"/>}</text:p>
      <text:p text:style-name="P16">Далее <text:span text:style-name="T17">объекты массива переписала в json файлы, которые сохранились по пути src/main/resources/jsons/.</text:span></text:p>
      <text:p text:style-name="P17">Выполняемый файл mainLab3:</text:p>
      <text:p text:style-name="P17">object mainLab3 extends App {</text:p>
      <text:p text:style-name="P17"><text:s text:c="2"/>val parseHelper = new ParseHelper()</text:p>
      <text:p text:style-name="P17"><text:s text:c="2"/>val infoCitiesArray = parseHelper.getInfoCities()</text:p>
      <text:p text:style-name="P17"><text:s text:c="2"/>parseHelper.save(infoCitiesArray)</text:p>
      <text:p text:style-name="P17">}</text:p>
      <text:p text:style-name="P17"/>
      <text:p text:style-name="P17">Полученные json файлы имеют вид:</text:p>
      <text:p text:style-name="P18">{</text:p>
      <text:p text:style-name="P18"><text:span text:style-name="T15"><text:tab/>"worldRank":75,</text:span></text:p>
      <text:p text:style-name="P18"><text:soft-page-break/><text:span text:style-name="T15"><text:tab/>"city":"KABUL",</text:span></text:p>
      <text:p text:style-name="P18"><text:span text:style-name="T15"><text:tab/>"country":"Afghanistan",</text:span></text:p>
      <text:p text:style-name="P18"><text:span text:style-name="T15"><text:tab/>"population":3678000,</text:span></text:p>
      <text:p text:style-name="P18"><text:span text:style-name="T15"><text:tab/>"metroPopulation":3678000</text:span></text:p>
      <text:p text:style-name="P18"><text:span text:style-name="T15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0T14:02:00</meta:creation-date>
    <meta:initial-creator>Егор Беляев</meta:initial-creator>
    <dc:language>ru-RU</dc:language>
    <dc:date>2021-02-22T20:59:40.141238924</dc:date>
    <meta:editing-cycles>31</meta:editing-cycles>
    <meta:editing-duration>PT5H29M17S</meta:editing-duration>
    <meta:generator>LibreOffice/6.4.7.2$Linux_X86_64 LibreOffice_project/40$Build-2</meta:generator>
    <meta:document-statistic meta:table-count="0" meta:image-count="0" meta:object-count="0" meta:page-count="4" meta:paragraph-count="60" meta:word-count="348" meta:character-count="2988" meta:non-whitespace-character-count="2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